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Factory.createNodeEntry( NodeEntry parent , Name qName , String uniqu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Factory.notifyEntryCreated( Node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Factory.EntryFactory( TransientItemStateFactory isf , IdFactory idFactory , NodeEntryListener listener , PathFactory path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Factory.getItemStat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Factory.getI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Factory.notifyIdChange( NodeEntry entry , String previousUniqu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Factory.setResolver(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Factory.saveGetJCR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Factory.getPath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Factory.createRoo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Factory.createPropertyEntry( NodeEntry parent , 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